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4ab2" officeooo:paragraph-rsid="00004ab2"/>
    </style:style>
    <style:style style:name="P2" style:family="paragraph" style:parent-style-name="Standard">
      <style:text-properties officeooo:rsid="00004ab2" officeooo:paragraph-rsid="000137d3"/>
    </style:style>
    <style:style style:name="P3" style:family="paragraph" style:parent-style-name="Standard">
      <style:text-properties fo:font-size="40pt" officeooo:rsid="00004ab2" officeooo:paragraph-rsid="00004ab2" style:font-size-asian="40pt" style:font-size-complex="40pt"/>
    </style:style>
    <style:style style:name="P4" style:family="paragraph" style:parent-style-name="Standard">
      <style:text-properties fo:font-size="40pt" officeooo:rsid="000137d3" officeooo:paragraph-rsid="000137d3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 NO: 2</text:p>
      <text:p text:style-name="Standard"/>
      <text:p text:style-name="Standard">def my_code1(*arg):</text:p>
      <text:p text:style-name="Standard"><text:s text:c="4"/>var = 0</text:p>
      <text:p text:style-name="Standard"><text:s text:c="4"/>var1 = 1</text:p>
      <text:p text:style-name="Standard"><text:s text:c="4"/>opr = arg[-1]</text:p>
      <text:p text:style-name="Standard"><text:s text:c="4"/>print opr</text:p>
      <text:p text:style-name="Standard"><text:s text:c="4"/>#var = len(arg) -1</text:p>
      <text:p text:style-name="Standard"><text:s text:c="4"/>if len(arg) == 1:</text:p>
      <text:p text:style-name="Standard"><text:s text:c="8"/>return arg</text:p>
      <text:p text:style-name="Standard"><text:s text:c="4"/>for i in arg:</text:p>
      <text:p text:style-name="Standard"><text:s text:c="8"/>#print i,type(i)</text:p>
      <text:p text:style-name="Standard"><text:s text:c="8"/>if type(i) != str:</text:p>
      <text:p text:style-name="Standard"><text:s text:c="12"/>if opr == '+':</text:p>
      <text:p text:style-name="Standard"><text:s text:c="16"/>var = var+i</text:p>
      <text:p text:style-name="Standard"><text:s text:c="16"/>print var</text:p>
      <text:p text:style-name="Standard"><text:s text:c="12"/>elif opr == '*':</text:p>
      <text:p text:style-name="Standard"><text:s text:c="16"/>var = var1*i</text:p>
      <text:p text:style-name="Standard"><text:s text:c="12"/>elif opr == '-':</text:p>
      <text:p text:style-name="Standard"><text:s text:c="16"/>var = var-i</text:p>
      <text:p text:style-name="Standard"><text:s text:c="12"/>elif opr == '/':</text:p>
      <text:p text:style-name="Standard"><text:s text:c="16"/>var = var1/i</text:p>
      <text:p text:style-name="Standard"><text:s text:c="4"/>return var</text:p>
      <text:p text:style-name="Standard"><text:s text:c="16"/></text:p>
      <text:p text:style-name="Standard"><text:s text:c="10"/></text:p>
      <text:p text:style-name="Standard">my_code1(2,3,4,5,'+')</text:p>
      <text:p text:style-name="Standard"/>
      <text:p text:style-name="Standard"/>
      <text:p text:style-name="P3">Q NO:3</text:p>
      <text:p text:style-name="P1"/>
      <text:p text:style-name="P1"/>
      <text:p text:style-name="P2"><text:tab/>def my_code(x):</text:p>
      <text:p text:style-name="P2"><text:s text:c="4"/>counter = 0</text:p>
      <text:p text:style-name="P2"><text:s text:c="4"/>lst=[]</text:p>
      <text:p text:style-name="P2"><text:s text:c="4"/>for i in x:</text:p>
      <text:p text:style-name="P2"><text:s text:c="8"/>lst.append(i)</text:p>
      <text:p text:style-name="P2"><text:s text:c="8"/>counter = counter + i</text:p>
      <text:p text:style-name="P2"><text:s text:c="4"/>lst.append(counter)</text:p>
      <text:p text:style-name="P2"><text:s text:c="4"/>print x</text:p>
      <text:p text:style-name="P2"><text:s text:c="4"/>return lst</text:p>
      <text:p text:style-name="P2">my_code([-5, -23, 5, 0, 23, -6, 23, 67])</text:p>
      <text:p text:style-name="P2"/>
      <text:p text:style-name="P2"/>
      <text:p text:style-name="P4">Q no 4:</text:p>
      <text:p text:style-name="P2"/>
      <text:p text:style-name="P2"><text:soft-page-break/><text:tab/>def max_list():</text:p>
      <text:p text:style-name="P2"><text:s text:c="4"/>n = input("Enter list:")</text:p>
      <text:p text:style-name="P2"><text:s text:c="4"/>lst = []</text:p>
      <text:p text:style-name="P2"/>
      <text:p text:style-name="P2"><text:s text:c="4"/>while n:</text:p>
      <text:p text:style-name="P2"><text:s text:c="8"/>var = n[0] <text:s text:c="2"/></text:p>
      <text:p text:style-name="P2"><text:s text:c="8"/>for i in n: </text:p>
      <text:p text:style-name="P2"><text:s text:c="12"/>if i &lt; var:</text:p>
      <text:p text:style-name="P2"><text:s text:c="16"/>var = i</text:p>
      <text:p text:style-name="P2"><text:s text:c="8"/>lst.append(var)</text:p>
      <text:p text:style-name="P2"><text:s text:c="8"/>n.remove(var) <text:s text:c="3"/></text:p>
      <text:p text:style-name="P2"/>
      <text:p text:style-name="P2"><text:s text:c="4"/>print lst[-1]</text:p>
      <text:p text:style-name="P2">max_list()</text:p>
      <text:p text:style-name="P2"/>
      <text:p text:style-name="P2"/>
      <text:p text:style-name="P4">Q No 5:</text:p>
      <text:p text:style-name="P2"/>
      <text:p text:style-name="P2"/>
      <text:p text:style-name="P2"><text:tab/>def number():</text:p>
      <text:p text:style-name="P2"><text:s text:c="4"/>n = input("Enter a number:")</text:p>
      <text:p text:style-name="P2"><text:s text:c="4"/>while n == 99:</text:p>
      <text:p text:style-name="P2"><text:s text:c="8"/>return </text:p>
      <text:p text:style-name="P2"><text:s text:c="4"/>if n%2 == 0:</text:p>
      <text:p text:style-name="P2"><text:s text:c="8"/>print n</text:p>
      <text:p text:style-name="P2"><text:s text:c="4"/>else:</text:p>
      <text:p text:style-name="P2"><text:s text:c="8"/>number()</text:p>
      <text:p text:style-name="P2"><text:s text:c="8"/></text:p>
      <text:p text:style-name="P2"/>
      <text:p text:style-name="P4">Q NO 6:</text:p>
      <text:p text:style-name="P2"/>
      <text:p text:style-name="P2"><text:tab/><text:tab/>def hypotenuse(x,y):</text:p>
      <text:p text:style-name="P2"><text:s text:c="4"/>from math import sqrt</text:p>
      <text:p text:style-name="P2"><text:s text:c="4"/>var =x*x</text:p>
      <text:p text:style-name="P2"><text:s text:c="4"/>var1 = y*y</text:p>
      <text:p text:style-name="P2"><text:s text:c="4"/>var3 = var1 +var</text:p>
      <text:p text:style-name="P2"><text:s text:c="4"/>return sqrt(var3)</text:p>
      <text:p text:style-name="P2">hypotenuse(2.0,3.3)</text:p>
      <text:p text:style-name="P2"/>
      <text:p text:style-name="P2"/>
      <text:p text:style-name="P4">Q NO 7:</text:p>
      <text:p text:style-name="P2"/>
      <text:p text:style-name="P2"/>
      <text:p text:style-name="P2"><text:tab/><text:tab/>def table(x):</text:p>
      <text:p text:style-name="P2"><text:s text:c="4"/>for i in range(1,11):</text:p>
      <text:p text:style-name="P2"><text:soft-page-break/><text:s text:c="8"/>a = i * x</text:p>
      <text:p text:style-name="P2"><text:s text:c="8"/>print x, 'x', i, '=', a</text:p>
      <text:p text:style-name="P2">table(2)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6:49:29.271269681</meta:creation-date>
    <dc:date>2018-03-18T16:55:00.448502945</dc:date>
    <meta:editing-duration>PT5M17S</meta:editing-duration>
    <meta:editing-cycles>3</meta:editing-cycles>
    <meta:generator>LibreOffice/5.4.5.1$Linux_X86_64 LibreOffice_project/40m0$Build-1</meta:generator>
    <meta:document-statistic meta:table-count="0" meta:image-count="0" meta:object-count="0" meta:page-count="3" meta:paragraph-count="73" meta:word-count="198" meta:character-count="1344" meta:non-whitespace-character-count="785"/>
  </office:meta>
</office:document-meta>
</file>